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C14FA2294F69A02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4cm, 1.427cm, 12.817cm, 2.82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1cm" svg:height="19.999cm" svg:x="0.991cm" svg:y="2.292cm">
          <draw:image xlink:href="Pictures/10000000000005E8000007E0C14FA2294F69A02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30:21.305786019</dc:date>
    <meta:editing-duration>PT3M5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